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" svg:font-family="Ubuntu" style:font-family-generic="swiss"/>
    <style:font-face style:name="AR PL UMing HK" svg:font-family="'AR PL UMing HK', 'Arial Unicode MS'" style:font-pitch="variable"/>
    <style:font-face style:name="Lohit Hindi2" svg:font-family="'Lohit Hindi', 'Arial Unicode MS'" style:font-pitch="variable"/>
    <style:font-face style:name="OpenSymbol" svg:font-family="OpenSymbol, 'Arial Unicode MS'" style:font-pitch="variable"/>
    <style:font-face style:name="Constantia" svg:font-family="Constant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Tunga" svg:font-family="Tunga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officeooo:paragraph-rsid="000bcd7d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bcd7d"/>
    </style:style>
    <style:style style:name="P7" style:family="paragraph" style:parent-style-name="Standard">
      <style:paragraph-properties fo:line-height="150%" fo:text-align="justify" style:justify-single-word="false">
        <style:tab-stops>
          <style:tab-stop style:position="1.27cm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nstantia" fo:font-size="10pt" style:font-size-asian="10pt" style:font-name-complex="Constantia" style:font-size-complex="10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size="9pt" style:font-size-asian="9pt" style:font-size-complex="9pt"/>
    </style:style>
    <style:style style:name="P14" style:family="paragraph" style:parent-style-name="Standard">
      <style:paragraph-properties fo:line-height="150%"/>
      <style:text-properties fo:font-size="9pt" style:font-size-asian="9pt" style:font-size-complex="9pt"/>
    </style:style>
    <style:style style:name="P15" style:family="paragraph" style:parent-style-name="Standard">
      <style:text-properties style:font-weight-complex="bold"/>
    </style:style>
    <style:style style:name="P16" style:family="paragraph" style:parent-style-name="Standard">
      <style:paragraph-properties fo:margin-left="0cm" fo:margin-right="-0.169cm" fo:text-align="center" style:justify-single-word="false" fo:text-indent="0cm" style:auto-text-indent="false"/>
      <style:text-properties fo:font-size="10pt" style:font-size-asian="10pt" style:font-name-complex="Tunga" style:font-size-complex="10pt"/>
    </style:style>
    <style:style style:name="P17" style:family="paragraph" style:parent-style-name="Standard">
      <style:paragraph-properties fo:margin-left="0.034cm" fo:margin-right="0cm" fo:line-height="150%" fo:text-align="justify" style:justify-single-word="false" fo:text-indent="-0.661cm" style:auto-text-indent="false">
        <style:tab-stops>
          <style:tab-stop style:position="1.27cm"/>
        </style:tab-stops>
      </style:paragraph-properties>
    </style:style>
    <style:style style:name="P18" style:family="paragraph" style:parent-style-name="Standard">
      <style:paragraph-properties fo:margin-left="1.905cm" fo:margin-right="0cm" fo:line-height="150%" fo:text-indent="0cm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 style:snap-to-layout-grid="false"/>
      <style:text-properties fo:font-weight="bold" style:font-weight-asian="bold" style:font-weight-complex="bold"/>
    </style:style>
    <style:style style:name="P20" style:family="paragraph" style:parent-style-name="Standard" style:list-style-name="WW8Num1">
      <style:paragraph-properties fo:line-height="150%" fo:text-align="justify" style:justify-single-word="false">
        <style:tab-stops>
          <style:tab-stop style:position="1.27cm"/>
        </style:tab-stops>
      </style:paragraph-properties>
      <style:text-properties officeooo:paragraph-rsid="000bcd7d" fo:background-color="transparen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text-align="center" style:writing-mode="lr-tb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background-color="#ffff00"/>
    </style:style>
    <style:style style:name="T4" style:family="text">
      <style:text-properties fo:font-weight="normal" fo:background-color="transparent" style:font-weight-asian="normal" style:font-weight-complex="normal"/>
    </style:style>
    <style:style style:name="T5" style:family="text">
      <style:text-properties style:font-name="Times New Roman" fo:font-size="12pt" fo:font-weight="normal" fo:background-color="transparent" style:font-size-asian="12pt" style:font-weight-asian="normal" style:font-name-complex="Times New Roman" style:font-size-complex="12pt" style:font-weight-complex="normal"/>
    </style:style>
    <style:style style:name="T6" style:family="text">
      <style:text-properties style:font-name="Times New Roman" fo:font-size="12pt" fo:font-weight="normal" officeooo:rsid="000bcd7d" fo:background-color="transparent" style:font-size-asian="12pt" style:font-weight-asian="normal" style:font-name-complex="Times New Roman" style:font-size-complex="12pt" style:font-weight-complex="normal"/>
    </style:style>
    <style:style style:name="T7" style:family="text">
      <style:text-properties style:font-name="Times New Roman" fo:font-size="12pt" fo:font-style="italic" officeooo:rsid="000bcd7d" style:font-size-asian="12pt" style:font-style-asian="italic" style:font-name-complex="Times New Roman" style:font-size-complex="12pt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fo:background-color="transparent"/>
    </style:style>
    <style:style style:name="T10" style:family="text">
      <style:text-properties officeooo:rsid="00061e55" fo:background-color="transparent"/>
    </style:style>
    <style:style style:name="T11" style:family="text">
      <style:text-properties officeooo:rsid="000bcd7d"/>
    </style:style>
    <style:style style:name="T12" style:family="text">
      <style:text-properties officeooo:rsid="000efe5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office:forms form:automatic-focus="false" form:apply-design-mode="false"/>
      <text:tracked-changes text:track-changes="false">
        <text:changed-region xml:id="ct167829016" text:id="ct167829016">
          <text:insertion>
            <office:change-info>
              <dc:creator>Ivan Gromov</dc:creator>
              <dc:date>2013-02-04T00:02:00</dc:date>
            </office:change-info>
          </text:insertion>
        </text:changed-region>
        <text:changed-region xml:id="ct167826632" text:id="ct167826632">
          <text:insertion>
            <office:change-info>
              <dc:creator>Ivan Gromov</dc:creator>
              <dc:date>2013-02-04T00:02:00</dc:date>
            </office:change-info>
          </text:insertion>
        </text:changed-region>
        <text:changed-region xml:id="ct167815624" text:id="ct167815624">
          <text:insertion>
            <office:change-info>
              <dc:creator>Ivan Gromov</dc:creator>
              <dc:date>2013-02-03T23:58:00</dc:date>
            </office:change-info>
          </text:insertion>
        </text:changed-region>
        <text:changed-region xml:id="ct167821584" text:id="ct167821584">
          <text:insertion>
            <office:change-info>
              <dc:creator>Ivan Gromov</dc:creator>
              <dc:date>2013-02-04T00:02:00</dc:date>
            </office:change-info>
          </text:insertion>
        </text:changed-region>
        <text:changed-region xml:id="ct167166000" text:id="ct167166000">
          <text:insertion>
            <office:change-info>
              <dc:creator>Ivan Gromov</dc:creator>
              <dc:date>2013-02-04T00:13:00</dc:date>
            </office:change-info>
          </text:insertion>
        </text:changed-region>
        <text:changed-region xml:id="ct167831896" text:id="ct167831896">
          <text:insertion>
            <office:change-info>
              <dc:creator>Ivan Gromov</dc:creator>
              <dc:date>2013-02-04T00:04:00</dc:date>
            </office:change-info>
          </text:insertion>
        </text:changed-region>
        <text:changed-region xml:id="ct167851864" text:id="ct167851864">
          <text:insertion>
            <office:change-info>
              <dc:creator>Ivan Gromov</dc:creator>
              <dc:date>2013-02-04T00:03:00</dc:date>
            </office:change-info>
          </text:insertion>
        </text:changed-region>
        <text:changed-region xml:id="ct167839256" text:id="ct167839256">
          <text:insertion>
            <office:change-info>
              <dc:creator>Ivan Gromov</dc:creator>
              <dc:date>2013-02-04T00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Управление по делам образования г. Челябинска</text:p>
      <text:p text:style-name="P8"/>
      <text:p text:style-name="P8">Муниципальное бюджетное образовательное учреждение дополнительного профессионального образования </text:p>
      <text:p text:style-name="P8">(повышения квалификации) специалистов</text:p>
      <text:p text:style-name="P10">«Учебно-методический центр г. Челябинска»</text:p>
      <text:p text:style-name="P1"><text:span text:style-name="T1">454078, Челябинск, ул. Барбюса, 65-а. Тел./факс (351) 798-21-27, 798-25-57. </text:span><text:span text:style-name="T2">E</text:span><text:span text:style-name="T1">-</text:span><text:span text:style-name="T2">mail</text:span><text:span text:style-name="T1">: </text:span><text:a xlink:type="simple" xlink:href="mailto:mail@umc74.ru"><text:span text:style-name="Internet_20_link">mail@umc74.ru</text:span></text:a></text:p>
      <text:p text:style-name="P16">________________________________________________________________________________________</text:p>
      <text:p text:style-name="P11"/>
      <text:p text:style-name="P9">ПРИКАЗ</text:p>
      <text:p text:style-name="P2"/>
      <text:p text:style-name="P2"><text:date style:data-style-name="N37" text:date-value="2013-02-03T23:42:02" text:fixed="true">03.02.13</text:date> г. <text:s text:c="4"/><text:tab/><text:tab/><text:tab/><text:tab/><text:tab/><text:tab/><text:tab/> <text:s text:c="20"/>№________ - ПК <text:s text:c="22"/></text:p>
      <text:p text:style-name="P2"/>
      <text:p text:style-name="Standard"/>
      <text:p text:style-name="P15"><draw:line text:anchor-type="char" draw:z-index="0" draw:style-name="gr1" draw:text-style-name="P22" svg:x1="1.207cm" svg:y1="0.168cm" svg:x2="2.114cm" svg:y2="0.168cm"><text:p/></draw:line><draw:line text:anchor-type="char" draw:z-index="1" draw:style-name="gr1" draw:text-style-name="P22" svg:x1="4.041cm" svg:y1="0.129cm" svg:x2="5.062cm" svg:y2="0.129cm"><text:p/></draw:line><draw:line text:anchor-type="char" draw:z-index="2" draw:style-name="gr1" draw:text-style-name="P22" svg:x1="5.062cm" svg:y1="0.129cm" svg:x2="5.062cm" svg:y2="0.621cm"><text:p/></draw:line><draw:line text:anchor-type="char" draw:z-index="3" draw:style-name="gr1" draw:text-style-name="P22" svg:x1="1.207cm" svg:y1="0.168cm" svg:x2="1.207cm" svg:y2="0.658cm"><text:p/></draw:line> <text:s text:c="8"/></text:p>
      <text:p text:style-name="P12"><text:s text:c="15"/>Об <text:s/>отчислении</text:p>
      <text:p text:style-name="P12"/>
      <text:p text:style-name="P12"/>
      <text:p text:style-name="P12"/>
      <text:p text:style-name="P6"><text:s text:c="6"/>В связи с пропусками занятий и невыполнением учебного плана и программы <text:span text:style-name="T9">семинара: «</text:span><text:change-start text:change-id="ct167829016"/><text:span text:style-name="T10">group.subject.name</text:span><text:change-end text:change-id="ct167829016"/><text:span text:style-name="T9">» </text:span><text:span text:style-name="T5">(</text:span><text:change-start text:change-id="ct167826632"/><text:span text:style-name="T6">group.subject.hours </text:span><text:change-end text:change-id="ct167826632"/><text:span text:style-name="T5">час.)</text:span><text:span text:style-name="T4"> </text:span></text:p>
      <text:p text:style-name="P5">ПРИКАЗЫВАЮ: </text:p>
      <text:p text:style-name="P3"><text:s text:c="6"/>1. Отчислить из числа обучающихся в группе № <text:change-start text:change-id="ct167815624"/><text:span text:style-name="T11">group.name()</text:span><text:change-end text:change-id="ct167815624"/>/<text:change-start text:change-id="ct167821584"/><text:span text:style-name="T11">group.start.year</text:span><text:change-end text:change-id="ct167821584"/>-<text:change-start text:change-id="ct167166000"/><text:span text:style-name="T12">group.number</text:span><text:change-end text:change-id="ct167166000"/><text:span text:style-name="T11"> </text:span>филиала по Курчатовскому району:</text:p>
      <text:list xml:id="list21871221" text:style-name="WW8Num1">
        <text:list-item>
          <text:list>
            <text:list-item>
              <text:p text:style-name="P20"><text:change-start text:change-id="ct167831896"/><text:span text:style-name="T7"><office:annotation><dc:creator>Ivan Gromov</dc:creator><dc:date>2013-02-04T00:04:45</dc:date><text:p text:style-name="P21"><text:span text:style-name="T13">do text for listener in dismissed</text:span></text:p></office:annotation></text:span><text:change-end text:change-id="ct167831896"/><text:change-start text:change-id="ct167851864"/><text:span text:style-name="T7">listener.fio_inflated()</text:span><text:change-end text:change-id="ct167851864"/>, <text:change-start text:change-id="ct167839256"/><text:span text:style-name="T11">listener.position listener.organization</text:span><text:change-end text:change-id="ct167839256"/><text:span text:style-name="T8">, </text:span>с <text:date style:data-style-name="N37" text:date-value="2013-02-03T23:57:49.98" text:fixed="true">03.02.13</text:date> г.</text:p>
            </text:list-item>
          </text:list>
        </text:list-item>
      </text:list>
      <text:p text:style-name="P17"><text:s text:c="12"/>2. Контроль исполнения приказа возложить на заведующую лабораторией</text:p>
      <text:p text:style-name="P7">повышения квалификации Петрищеву Н.А.</text:p>
      <text:p text:style-name="P18"/>
      <text:p text:style-name="P4"/>
      <text:p text:style-name="P4"/>
      <text:p text:style-name="P4"/>
      <text:p text:style-name="P4">Директор <text:s text:c="106"/>И.Р. Пономарёва</text:p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Исп. Феофанова Ю.Н., 798-25-57</text:p>
      <text:p text:style-name="P13">Разослать: в дело, <text:s/><text:span text:style-name="T3">лабораторию ТП, </text:span></text:p>
      <text:p text:style-name="P13">филиал <text:s/>по <text:span text:style-name="T3">Курчатовскому </text:span><text:s/>р-н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Ubuntu" svg:font-family="Ubuntu" style:font-family-generic="swiss"/>
    <style:font-face style:name="AR PL UMing HK" svg:font-family="'AR PL UMing HK', 'Arial Unicode MS'" style:font-pitch="variable"/>
    <style:font-face style:name="Lohit Hindi2" svg:font-family="'Lohit Hindi', 'Arial Unicode MS'" style:font-pitch="variable"/>
    <style:font-face style:name="OpenSymbol" svg:font-family="OpenSymbol, 'Arial Unicode MS'" style:font-pitch="variable"/>
    <style:font-face style:name="Constantia" svg:font-family="Constantia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Tunga" svg:font-family="Tunga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Serif" style:letter-kerning="true" style:font-name-asian="AR PL UMing HK" style:font-name-complex="Lohit Hindi2" style:language-complex="hi" style:country-complex="IN"/>
    </style:style>
    <style:style style:name="WW8Num1z0" style:family="text">
      <style:text-properties fo:font-size="14pt" style:font-size-asian="14pt" style:font-size-complex="14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style:font-name="Symbol" style:font-name-complex="OpenSymbol"/>
    </style:style>
    <style:style style:name="Основной_20_шрифт_20_абзаца" style:display-name="Основной шрифт абзаца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2z1" style:family="text">
      <style:text-properties fo:font-size="14pt" style:font-size-asian="14pt" style:font-size-complex="14pt"/>
    </style:style>
    <style:style style:name="WW-Absatz-Standardschriftart111111111111" style:family="text"/>
    <style:style style:name="WW-Absatz-Standardschriftart1111111111111" style:family="text"/>
    <style:style style:name="Основной_20_шрифт_20_абзаца1" style:display-name="Основной шрифт абзаца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униципальное образовательного учреждения дополнительного профессионального образования (повышения квалификации) специалистов</dc:title>
    <meta:initial-creator>Оля</meta:initial-creator>
    <meta:creation-date>2009-12-17T02:09:00</meta:creation-date>
    <dc:creator>Ivan Gromov</dc:creator>
    <dc:date>2013-02-04T00:13:47</dc:date>
    <meta:print-date>2012-11-16T11:54:00</meta:print-date>
    <meta:editing-cycles>6</meta:editing-cycles>
    <meta:editing-duration>PT4M</meta:editing-duration>
    <meta:generator>LibreOffice/3.6$Linux_x86 LibreOffice_project/360m1$Build-2</meta:generator>
    <meta:document-statistic meta:table-count="0" meta:image-count="0" meta:object-count="0" meta:page-count="1" meta:paragraph-count="20" meta:word-count="105" meta:character-count="1227" meta:non-whitespace-character-count="926"/>
    <meta:user-defined meta:name="Поле 1"/>
    <meta:user-defined meta:name="Поле 2"/>
    <meta:user-defined meta:name="Поле 3"/>
    <meta:user-defined meta:name="Поле 4"/>
  </office:meta>
</office:document-meta>
</file>